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0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loext:decorative="false"/>
    </style:style>
    <style:style style:name="gr4" style:family="graphic" style:parent-style-name="standard">
      <style:graphic-properties draw:stroke="none" draw:fill="gradient" draw:fill-gradient-name="Gradient_5f_0" draw:shadow="hidden" loext:decorative="false"/>
    </style:style>
    <style:style style:name="gr5" style:family="graphic" style:parent-style-name="standard">
      <style:graphic-properties draw:stroke="solid" svg:stroke-width="0.042cm" svg:stroke-color="#000000" draw:marker-start="Marker_5f_0" draw:marker-start-width="0.361cm" draw:marker-end="Marker_5f_0" draw:marker-end-width="0.361cm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6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83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gradient" draw:fill-gradient-name="Gradient_5f_0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 draw:fill-color="#ffffff"/>
    </style:style>
    <style:style style:name="T1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2" style:family="text">
      <style:text-properties fo:color="#000000" loext:opacity="100%" style:font-name="Symbol" fo:font-size="12pt" style:font-name-asian="Symbol" style:font-size-asian="12pt" style:font-name-complex="Symbo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433cm" svg:y1="9.981cm" svg:x2="16.128cm" svg:y2="9.993cm">
          <text:p/>
        </draw:line>
        <draw:line draw:style-name="gr2" draw:text-style-name="P1" draw:layer="layout" svg:x1="14.352cm" svg:y1="5.868cm" svg:x2="6.433cm" svg:y2="9.997cm">
          <text:p/>
        </draw:line>
        <draw:line draw:style-name="gr3" draw:text-style-name="P1" draw:layer="layout" svg:x1="3.05cm" svg:y1="12.087cm" svg:x2="18.779cm" svg:y2="12.087cm">
          <text:p/>
        </draw:line>
        <draw:polygon draw:style-name="gr4" draw:text-style-name="P2" draw:layer="layout" svg:width="15.716cm" svg:height="0.794cm" svg:x="3.063cm" svg:y="12.087cm" svg:viewBox="0 0 15717 795" draw:points="0,795 15717,795 15717,0 0,0">
          <text:p/>
        </draw:polygon>
        <draw:path draw:style-name="gr2" draw:text-style-name="P1" draw:layer="layout" svg:width="3.384cm" svg:height="0.014cm" svg:x="3.05cm" svg:y="9.981cm" svg:viewBox="0 0 3385 15" svg:d="M3370 15h-2083-1287M3383 9l2-9">
          <text:p/>
        </draw:path>
        <draw:polyline draw:style-name="gr2" draw:text-style-name="P1" draw:layer="layout" svg:width="4.175cm" svg:height="0cm" svg:x="14.351cm" svg:y="5.868cm" svg:viewBox="0 0 4176 0" draw:points="4176,0 3783,0 0,0">
          <text:p/>
        </draw:polyline>
        <draw:line draw:style-name="gr5" draw:text-style-name="P1" draw:layer="layout" svg:x1="15.244cm" svg:y1="5.899cm" svg:x2="15.244cm" svg:y2="10.026cm">
          <text:p/>
        </draw:line>
        <draw:frame draw:style-name="gr6" draw:text-style-name="P1" draw:layer="layout" svg:width="1.114cm" svg:height="0.851cm" svg:x="14.053cm" svg:y="7.731cm">
          <draw:text-box>
            <text:p text:style-name="P3"><text:span text:style-name="T1">20 ft</text:span></text:p>
          </draw:text-box>
        </draw:frame>
        <draw:frame draw:style-name="gr7" draw:text-style-name="P1" draw:layer="layout" svg:width="2.622cm" svg:height="1.465cm" svg:x="15.877cm" svg:y="7.091cm">
          <draw:text-box>
            <text:p text:style-name="P3"><text:span text:style-name="T2">g</text:span><text:span text:style-name="T1"> = 130 pcf</text:span></text:p>
            <text:p text:style-name="P3"><text:span text:style-name="T1">c = 800 psf</text:span></text:p>
          </draw:text-box>
        </draw:frame>
        <draw:line draw:style-name="gr5" draw:text-style-name="P1" draw:layer="layout" svg:x1="5.084cm" svg:y1="9.996cm" svg:x2="5.084cm" svg:y2="12.053cm">
          <text:p/>
        </draw:line>
        <draw:frame draw:style-name="gr6" draw:text-style-name="P1" draw:layer="layout" svg:width="1.114cm" svg:height="0.851cm" svg:x="5.478cm" svg:y="10.618cm">
          <draw:text-box>
            <text:p text:style-name="P3"><text:span text:style-name="T1">10 ft</text:span></text:p>
          </draw:text-box>
        </draw:frame>
        <draw:frame draw:style-name="gr8" draw:text-style-name="P4" draw:layer="layout" svg:width="1.385cm" svg:height="0.962cm" draw:transform="rotate (0.471238898038469) translate (9.315cm 7.382cm)">
          <draw:text-box>
            <text:p>2:1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5f_0" draw:display-name="Gradient_0" draw:style="linear" draw:start-color="#ffffff" draw:end-color="#000000" draw:start-intensity="100%" draw:end-intensity="100%" draw:angle="180deg" draw:border="0%">
      <loext:gradient-stop svg:offset="0" loext:color-type="rgb" loext:color-value="#ffffff"/>
      <loext:gradient-stop svg:offset="1" loext:color-type="rgb" loext:color-value="#000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14:52:08.147183437</meta:creation-date>
    <dc:date>2026-03-24T15:04:42.095270119</dc:date>
    <meta:editing-duration>PT12M34S</meta:editing-duration>
    <meta:editing-cycles>2</meta:editing-cycles>
    <meta:generator>LibreOffice/24.8.3.2$MacOSX_X86_64 LibreOffice_project/48a6bac9e7e268aeb4c3483fcf825c94556d9f92</meta:generator>
    <meta:document-statistic meta:object-count="12"/>
  </office:meta>
</office:document-meta>
</file>